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-width="0.26cm" draw:marker-end="Arrow_20_concave" draw:marker-end-width="0.2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55cm" fo:min-width="0.258cm"/>
      <style:paragraph-properties style:writing-mode="lr-tb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3.872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3.86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loext:graphic-properties draw:fill="none"/>
      <style:paragraph-properties fo:text-align="center"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8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cm" svg:height="1.1cm" svg:x="7.688cm" svg:y="1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8.788cm" svg:y="1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9.888cm" svg:y="1.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0.988cm" svg:y="1.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3.2cm" svg:y="1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4.3cm" svg:y="1.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9.8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6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7.6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8.7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0.9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2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238cm" svg:y1="1cm" svg:x2="8.238cm" svg:y2="1.5cm">
          <text:p/>
        </draw:line>
        <draw:custom-shape draw:style-name="gr3" draw:text-style-name="P5" draw:layer="layout" svg:width="0.758cm" svg:height="0.8cm" svg:x="7.859cm" svg:y="0.2cm">
          <text:p text:style-name="P4"><text:span text:style-name="T1">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4.85cm" svg:y1="1cm" svg:x2="14.85cm" svg:y2="1.5cm">
          <text:p/>
        </draw:line>
        <draw:custom-shape draw:style-name="gr3" draw:text-style-name="P5" draw:layer="layout" svg:width="0.758cm" svg:height="0.8cm" svg:x="14.471cm" svg:y="0.2cm">
          <text:p text:style-name="P4"><text:span text:style-name="T1">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12.1cm" svg:y="1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3.1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38cm" svg:y1="1cm" svg:x2="11.538cm" svg:y2="1.5cm">
          <text:p/>
        </draw:line>
        <draw:custom-shape draw:style-name="gr3" draw:text-style-name="P5" draw:layer="layout" svg:width="0.758cm" svg:height="0.8cm" svg:x="11.159cm" svg:y="0.2cm">
          <text:p text:style-name="P4"><text:span text:style-name="T1">m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7.688cm" svg:y="5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8.788cm" svg:y="5.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9.888cm" svg:y="5.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0.988cm" svg:y="5.3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3.2cm" svg:y="5.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4.3cm" svg:y="5.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9.8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6.5cm" svg:y="5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7.6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8.7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0.9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2cm" svg:y="5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238cm" svg:y1="6.9cm" svg:x2="8.238cm" svg:y2="6.4cm">
          <text:p/>
        </draw:line>
        <draw:line draw:style-name="gr2" draw:text-style-name="P3" draw:layer="layout" svg:x1="12.65cm" svg:y1="6.9cm" svg:x2="12.65cm" svg:y2="6.4cm">
          <text:p/>
        </draw:line>
        <draw:line draw:style-name="gr2" draw:text-style-name="P3" draw:layer="layout" svg:x1="8.238cm" svg:y1="4.8cm" svg:x2="8.238cm" svg:y2="5.3cm">
          <text:p/>
        </draw:line>
        <draw:custom-shape draw:style-name="gr3" draw:text-style-name="P5" draw:layer="layout" svg:width="0.758cm" svg:height="0.8cm" svg:x="7.859cm" svg:y="4cm">
          <text:p text:style-name="P4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12.1cm" svg:y="5.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3.1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58cm" svg:height="0.8cm" svg:x="7.859cm" svg:y="6.9cm">
          <text:p text:style-name="P4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58cm" svg:height="0.8cm" svg:x="12.271cm" svg:y="6.9cm">
          <text:p text:style-name="P4"><text:span text:style-name="T1">j = mid 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58cm" svg:height="0.8cm" svg:x="16.671cm" svg:y="4.3cm">
          <text:p text:style-name="P4"><text:span text:style-name="T1">3 &lt;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7.7cm" svg:y="9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8.8cm" svg:y="9.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9.9cm" svg:y="9.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1cm" svg:y="9.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3.2cm" svg:y="9.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4.3cm" svg:y="9.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9.8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6.5cm" svg:y="9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7.6cm" svg:y="9.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8.7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0.9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2cm" svg:y="9.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338cm" svg:y1="10.7cm" svg:x2="9.338cm" svg:y2="10.2cm">
          <text:p/>
        </draw:line>
        <draw:line draw:style-name="gr2" draw:text-style-name="P3" draw:layer="layout" svg:x1="12.65cm" svg:y1="10.7cm" svg:x2="12.65cm" svg:y2="10.2cm">
          <text:p/>
        </draw:line>
        <draw:line draw:style-name="gr2" draw:text-style-name="P3" draw:layer="layout" svg:x1="9.338cm" svg:y1="8.6cm" svg:x2="9.338cm" svg:y2="9.1cm">
          <text:p/>
        </draw:line>
        <draw:custom-shape draw:style-name="gr3" draw:text-style-name="P5" draw:layer="layout" svg:width="0.758cm" svg:height="0.8cm" svg:x="8.959cm" svg:y="7.8cm">
          <text:p text:style-name="P4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12.1cm" svg:y="9.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3.1cm" svg:y="9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58cm" svg:height="0.8cm" svg:x="8.959cm" svg:y="10.7cm">
          <text:p text:style-name="P4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58cm" svg:height="0.8cm" svg:x="12.271cm" svg:y="10.7cm">
          <text:p text:style-name="P4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58cm" svg:height="0.8cm" svg:x="17.771cm" svg:y="8.1cm">
          <text:p text:style-name="P4"><text:span text:style-name="T1">4 &lt;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7.688cm" svg:y="12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8.788cm" svg:y="12.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9.888cm" svg:y="12.9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0.988cm" svg:y="12.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3.2cm" svg:y="12.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4.3cm" svg:y="12.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9.8cm" svg:y="1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6.5cm" svg:y="12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7.6cm" svg:y="12.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8.7cm" svg:y="12.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0.9cm" svg:y="1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2cm" svg:y="12.9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338cm" svg:y1="14.5cm" svg:x2="9.338cm" svg:y2="14cm">
          <text:p/>
        </draw:line>
        <draw:line draw:style-name="gr2" draw:text-style-name="P3" draw:layer="layout" svg:x1="13.75cm" svg:y1="14.5cm" svg:x2="13.75cm" svg:y2="14cm">
          <text:p/>
        </draw:line>
        <draw:line draw:style-name="gr2" draw:text-style-name="P3" draw:layer="layout" svg:x1="10.438cm" svg:y1="12.4cm" svg:x2="10.438cm" svg:y2="12.9cm">
          <text:p/>
        </draw:line>
        <draw:custom-shape draw:style-name="gr3" draw:text-style-name="P5" draw:layer="layout" svg:width="0.758cm" svg:height="0.8cm" svg:x="10.059cm" svg:y="11.6cm">
          <text:p text:style-name="P4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12.1cm" svg:y="12.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3.1cm" svg:y="1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58cm" svg:height="0.8cm" svg:x="8.959cm" svg:y="14.5cm">
          <text:p text:style-name="P4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58cm" svg:height="0.8cm" svg:x="13.371cm" svg:y="14.5cm">
          <text:p text:style-name="P4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58cm" svg:height="0.8cm" svg:x="18.871cm" svg:y="11.9cm">
          <text:p text:style-name="P4"><text:span text:style-name="T1">5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7.688cm" svg:y="16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8.788cm" svg:y="16.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9.888cm" svg:y="16.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0.988cm" svg:y="16.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3.2cm" svg:y="16.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4.3cm" svg:y="16.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9.8cm" svg:y="16.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6.5cm" svg:y="16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7.6cm" svg:y="16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8.7cm" svg:y="16.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0.9cm" svg:y="1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2cm" svg:y="16.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438cm" svg:y1="18.3cm" svg:x2="10.438cm" svg:y2="17.8cm">
          <text:p/>
        </draw:line>
        <draw:line draw:style-name="gr2" draw:text-style-name="P3" draw:layer="layout" svg:x1="13.75cm" svg:y1="18.3cm" svg:x2="13.75cm" svg:y2="17.8cm">
          <text:p/>
        </draw:line>
        <draw:line draw:style-name="gr2" draw:text-style-name="P3" draw:layer="layout" svg:x1="11.538cm" svg:y1="16.2cm" svg:x2="11.538cm" svg:y2="16.7cm">
          <text:p/>
        </draw:line>
        <draw:custom-shape draw:style-name="gr3" draw:text-style-name="P5" draw:layer="layout" svg:width="0.758cm" svg:height="0.8cm" svg:x="11.159cm" svg:y="15.4cm">
          <text:p text:style-name="P4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12.1cm" svg:y="16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3.1cm" svg:y="1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58cm" svg:height="0.8cm" svg:x="10.059cm" svg:y="18.3cm">
          <text:p text:style-name="P4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58cm" svg:height="0.8cm" svg:x="13.371cm" svg:y="18.3cm">
          <text:p text:style-name="P4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58cm" svg:height="0.8cm" svg:x="19.971cm" svg:y="15.7cm">
          <text:p text:style-name="P4"><text:span text:style-name="T1">6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7.688cm" svg:y="20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8.788cm" svg:y="20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9.888cm" svg:y="20.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0.988cm" svg:y="20.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3.2cm" svg:y="20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4.3cm" svg:y="20.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9.8cm" svg:y="20.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6.5cm" svg:y="20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7.6cm" svg:y="20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8.7cm" svg:y="20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0.9cm" svg:y="20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2cm" svg:y="20.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38cm" svg:y1="22.1cm" svg:x2="11.538cm" svg:y2="21.6cm">
          <text:p/>
        </draw:line>
        <draw:line draw:style-name="gr2" draw:text-style-name="P3" draw:layer="layout" svg:x1="13.75cm" svg:y1="22.1cm" svg:x2="13.75cm" svg:y2="21.6cm">
          <text:p/>
        </draw:line>
        <draw:line draw:style-name="gr2" draw:text-style-name="P3" draw:layer="layout" svg:x1="12.65cm" svg:y1="20cm" svg:x2="12.65cm" svg:y2="20.5cm">
          <text:p/>
        </draw:line>
        <draw:custom-shape draw:style-name="gr3" draw:text-style-name="P5" draw:layer="layout" svg:width="0.758cm" svg:height="0.8cm" svg:x="12.271cm" svg:y="19.2cm">
          <text:p text:style-name="P4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12.1cm" svg:y="20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3.1cm" svg:y="2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58cm" svg:height="0.8cm" svg:x="11.159cm" svg:y="22.1cm">
          <text:p text:style-name="P4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58cm" svg:height="0.8cm" svg:x="13.371cm" svg:y="22.1cm">
          <text:p text:style-name="P4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58cm" svg:height="0.8cm" svg:x="21.071cm" svg:y="19.5cm">
          <text:p text:style-name="P4"><text:span text:style-name="T1">7 &lt;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7.688cm" svg:y="24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8.788cm" svg:y="24.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9.888cm" svg:y="24.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0.988cm" svg:y="24.3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3.2cm" svg:y="24.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4.3cm" svg:y="24.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9.8cm" svg:y="24.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6.5cm" svg:y="24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7.6cm" svg:y="24.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8.7cm" svg:y="24.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0.9cm" svg:y="24.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2cm" svg:y="24.3cm">
          <text:p text:style-name="P1">8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38cm" svg:y1="25.9cm" svg:x2="11.538cm" svg:y2="25.4cm">
          <text:p/>
        </draw:line>
        <draw:line draw:style-name="gr2" draw:text-style-name="P3" draw:layer="layout" svg:x1="14.85cm" svg:y1="25.9cm" svg:x2="14.85cm" svg:y2="25.4cm">
          <text:p/>
        </draw:line>
        <draw:line draw:style-name="gr2" draw:text-style-name="P3" draw:layer="layout" svg:x1="13.75cm" svg:y1="23.8cm" svg:x2="13.75cm" svg:y2="24.3cm">
          <text:p/>
        </draw:line>
        <draw:custom-shape draw:style-name="gr3" draw:text-style-name="P5" draw:layer="layout" svg:width="0.758cm" svg:height="0.8cm" svg:x="13.371cm" svg:y="23cm">
          <text:p text:style-name="P4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12.1cm" svg:y="24.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3.1cm" svg:y="2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58cm" svg:height="0.8cm" svg:x="11.159cm" svg:y="25.9cm">
          <text:p text:style-name="P4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58cm" svg:height="0.8cm" svg:x="14.471cm" svg:y="25.9cm">
          <text:p text:style-name="P4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58cm" svg:height="0.8cm" svg:x="22.171cm" svg:y="23.3cm">
          <text:p text:style-name="P4"><text:span text:style-name="T1">8 &lt;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7.688cm" svg:y="28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8.788cm" svg:y="28.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9.888cm" svg:y="28.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0.988cm" svg:y="28.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3.2cm" svg:y="28.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4.3cm" svg:y="28.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9.8cm" svg:y="28.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6.5cm" svg:y="28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7.6cm" svg:y="28.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18.7cm" svg:y="28.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0.9cm" svg:y="28.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2cm" svg:y="28.1cm">
          <text:p text:style-name="P1">8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38cm" svg:y1="29.7cm" svg:x2="11.538cm" svg:y2="29.2cm">
          <text:p/>
        </draw:line>
        <draw:line draw:style-name="gr2" draw:text-style-name="P3" draw:layer="layout" svg:x1="15.4cm" svg:y1="29.7cm" svg:x2="15.4cm" svg:y2="29.2cm">
          <text:p/>
        </draw:line>
        <draw:line draw:style-name="gr2" draw:text-style-name="P3" draw:layer="layout" svg:x1="14.85cm" svg:y1="27.6cm" svg:x2="14.85cm" svg:y2="28.1cm">
          <text:p/>
        </draw:line>
        <draw:custom-shape draw:style-name="gr3" draw:text-style-name="P5" draw:layer="layout" svg:width="0.758cm" svg:height="0.8cm" svg:x="14.471cm" svg:y="26.8cm">
          <text:p text:style-name="P4"><text:span text:style-name="T1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1.1cm" svg:x="12.1cm" svg:y="28.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cm" svg:height="1.1cm" svg:x="23.1cm" svg:y="28.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58cm" svg:height="0.8cm" svg:x="11.159cm" svg:y="29.7cm">
          <text:p text:style-name="P4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758cm" svg:height="0.8cm" svg:x="15.03cm" svg:y="29.7cm">
          <text:p text:style-name="P4">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1.1cm" svg:height="1.1cm" svg:x="10.988cm" svg:y="12.9cm">
          <text:p text:style-name="P6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412cm" svg:height="1.1cm" svg:x="12.088cm" svg:y="12.9cm">
          <text:p text:style-name="P7"><text:span text:style-name="T2">&gt; p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4cm" svg:height="1.1cm" svg:x="6.588cm" svg:y="12.9cm">
          <text:p text:style-name="P7"><text:span text:style-name="T2">&lt; 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8cm" fo:page-height="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2T17:52:40.694000000</dc:date>
    <meta:editing-duration>P2DT16H10M15S</meta:editing-duration>
    <meta:editing-cycles>156</meta:editing-cycles>
    <meta:generator>LibreOffice/6.4.5.2$Windows_X86_64 LibreOffice_project/a726b36747cf2001e06b58ad5db1aa3a9a1872d6</meta:generator>
    <meta:document-statistic meta:object-count="169"/>
  </office:meta>
</office:document-meta>
</file>